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vertical-align="middle"/>
    </style:style>
    <style:style style:name="gr2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183cm" fo:min-width="3.888cm"/>
    </style:style>
    <style:style style:name="gr3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3.153cm" fo:min-width="4.815cm"/>
    </style:style>
    <style:style style:name="gr4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971cm" fo:min-width="5.019cm"/>
    </style:style>
    <style:style style:name="gr5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2.365cm" fo:min-width="4.692cm"/>
    </style:style>
    <style:style style:name="gr6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2.759cm" fo:min-width="7.003cm"/>
    </style:style>
    <style:style style:name="gr7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2.365cm" fo:min-width="5.628cm"/>
    </style:style>
    <style:style style:name="gr8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2.365cm" fo:min-width="6.60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2.148cm"/>
    </style:style>
    <style:style style:name="gr11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3.547cm" fo:min-width="7.199cm"/>
    </style:style>
    <style:style style:name="gr12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2.445cm"/>
    </style:style>
    <style:style style:name="gr13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183cm" fo:min-width="10.264cm"/>
    </style:style>
    <style:style style:name="gr14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395cm" fo:min-width="2.542cm"/>
    </style:style>
    <style:style style:name="gr15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3.547cm" fo:min-width="3.685cm"/>
    </style:style>
    <style:style style:name="gr16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2.759cm" fo:min-width="4.472cm"/>
    </style:style>
    <style:style style:name="gr17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1.928cm"/>
    </style:style>
    <style:style style:name="gr18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3.889cm" fo:min-width="14.023cm"/>
    </style:style>
    <style:style style:name="gr19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4.335cm" fo:min-width="7.613cm"/>
    </style:style>
    <style:style style:name="gr20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183cm" fo:min-width="4.963cm"/>
    </style:style>
    <style:style style:name="gr21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183cm" fo:min-width="4.993cm"/>
    </style:style>
    <style:style style:name="gr22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183cm" fo:min-width="7.199cm"/>
    </style:style>
    <style:style style:name="gr23" style:family="graphic" style:parent-style-name="objectwithoutfill">
      <style:graphic-properties draw:fill="none" draw:fill-color="#ffffff" draw:textarea-vertical-align="middle"/>
    </style:style>
    <style:style style:name="gr24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577cm" fo:min-width="5.932cm"/>
    </style:style>
    <style:style style:name="gr25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395cm" fo:min-width="2.771cm"/>
    </style:style>
    <style:style style:name="gr26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789cm" fo:min-width="7.546cm"/>
    </style:style>
    <style:style style:name="gr27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789cm" fo:min-width="5.175cm"/>
    </style:style>
    <style:style style:name="gr28" style:family="graphic" style:parent-style-name="objectwithoutfill">
      <style:graphic-properties svg:stroke-color="#cccccc" draw:marker-end="Arrow" draw:marker-end-width="0.3cm" draw:fill="none" draw:fill-color="#cccccc" draw:textarea-vertical-align="middle"/>
    </style:style>
    <style:style style:name="gr29" style:family="graphic" style:parent-style-name="objectwithoutfill">
      <style:graphic-properties svg:stroke-color="#cccccc" draw:marker-end="Arrow" draw:marker-end-width="0.3cm" draw:fill="none" draw:fill-color="#ffffff" draw:textarea-vertical-align="middle"/>
    </style:style>
    <style:style style:name="gr30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2.064cm"/>
    </style:style>
    <style:style style:name="gr31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2.365cm" fo:min-width="5.078cm"/>
    </style:style>
    <style:style style:name="gr32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2.759cm" fo:min-width="5.818cm"/>
    </style:style>
    <style:style style:name="gr33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183cm" fo:min-width="8.765cm"/>
    </style:style>
    <style:style style:name="gr34" style:family="graphic" style:parent-style-name="objectwithoutfill">
      <style:graphic-properties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395cm" fo:min-width="4.845cm"/>
    </style:style>
    <style:style style:name="gr36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3.6cm"/>
    </style:style>
    <style:style style:name="gr37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789cm" fo:min-width="6.526cm"/>
    </style:style>
    <style:style style:name="gr38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3.941cm" fo:min-width="5.441cm"/>
    </style:style>
    <style:style style:name="gr39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882cm" fo:min-width="5.598cm"/>
    </style:style>
    <style:style style:name="gr40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183cm" fo:min-width="7.546cm"/>
    </style:style>
    <style:style style:name="gr41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183cm" fo:min-width="4.87cm"/>
    </style:style>
    <style:style style:name="gr42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6.382cm"/>
    </style:style>
    <style:style style:name="gr44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577cm" fo:min-width="9.18cm"/>
    </style:style>
    <style:style style:name="gr45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183cm" fo:min-width="3.545cm"/>
    </style:style>
    <style:style style:name="gr46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789cm" fo:min-width="6.928cm"/>
    </style:style>
    <style:style style:name="gr47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2.759cm" fo:min-width="7.245cm"/>
    </style:style>
    <style:style style:name="gr48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577cm" fo:min-width="4.891cm"/>
    </style:style>
    <style:style style:name="gr49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577cm" fo:min-width="4.739cm"/>
    </style:style>
    <style:style style:name="gr50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2.017cm"/>
    </style:style>
    <style:style style:name="gr51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2.365cm" fo:min-width="9.392cm"/>
    </style:style>
    <style:style style:name="gr52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3.547cm" fo:min-width="5.759cm"/>
    </style:style>
    <style:style style:name="gr53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789cm" fo:min-width="3.782cm"/>
    </style:style>
    <style:style style:name="gr54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789cm" fo:min-width="5.002cm"/>
    </style:style>
    <style:style style:name="gr55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971cm" fo:min-width="4.9cm"/>
    </style:style>
    <style:style style:name="gr5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7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3.816cm"/>
    </style:style>
    <style:style style:name="gr58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2.365cm" fo:min-width="6.978cm"/>
    </style:style>
    <style:style style:name="gr59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02cm" fo:min-width="3.818cm"/>
    </style:style>
    <style:style style:name="gr60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447cm" fo:min-width="3.719cm"/>
    </style:style>
    <style:style style:name="gr61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395cm" fo:min-width="2.421cm"/>
    </style:style>
    <style:style style:name="gr62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395cm" fo:min-width="1.405cm"/>
    </style:style>
    <style:style style:name="gr63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577cm" fo:min-width="5.052cm"/>
    </style:style>
    <style:style style:name="gr64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395cm" fo:min-width="3.063cm"/>
    </style:style>
    <style:style style:name="gr65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3.664cm"/>
    </style:style>
    <style:style style:name="gr66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3.547cm" fo:min-width="7.245cm"/>
    </style:style>
    <style:style style:name="gr67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971cm" fo:min-width="6.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999999"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color="#000000" fo:font-size="11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999999" fo:font-size="10pt" style:font-size-asian="10pt" style:font-size-complex="10pt"/>
    </style:style>
    <style:style style:name="T3" style:family="text">
      <style:text-properties fo:color="#000000" fo:font-size="11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.413cm" svg:height="0.7cm" svg:x="1.689cm" svg:y="1.518cm">
          <text:p text:style-name="P1"><text:span text:style-name="T1">Observer</text:span></text:p>
        </draw:rect>
        <draw:frame draw:style-name="gr2" draw:text-style-name="P4" draw:layer="layout" svg:width="4.405cm" svg:height="1.433cm" svg:x="1.562cm" svg:y="2.345cm">
          <draw:text-box>
            <text:p text:style-name="P3"><text:span text:style-name="T2">update(AbstractSubject){</text:span></text:p>
            <text:p text:style-name="P3"><text:span text:style-name="T2"><text:tab/></text:span><text:span text:style-name="T2">action...</text:span></text:p>
            <text:p text:style-name="P3"><text:span text:style-name="T2">}</text:span></text:p>
          </draw:text-box>
        </draw:frame>
        <draw:rect draw:style-name="gr1" draw:text-style-name="P2" draw:layer="layout" svg:width="2.413cm" svg:height="0.7cm" svg:x="6.212cm" svg:y="1.518cm">
          <text:p text:style-name="P1"><text:span text:style-name="T1">Subject</text:span></text:p>
        </draw:rect>
        <draw:frame draw:style-name="gr3" draw:text-style-name="P4" draw:layer="layout" svg:width="5.333cm" svg:height="3.403cm" svg:x="6.26cm" svg:y="2.563cm">
          <draw:text-box>
            <text:p text:style-name="P3"><text:span text:style-name="T2">private $observers = []</text:span></text:p>
            <text:p text:style-name="P3"><text:span text:style-name="T2">attach(AbstractObserver)</text:span></text:p>
            <text:p text:style-name="P3"><text:span text:style-name="T2">detach(AbstractObserver)</text:span></text:p>
            <text:p text:style-name="P3"><text:span text:style-name="T2">notify(){</text:span></text:p>
            <text:p text:style-name="P3"><text:span text:style-name="T2"><text:s text:c="4"/></text:span><text:span text:style-name="T2">foreach($observers as $ob){</text:span></text:p>
            <text:p text:style-name="P3"><text:span text:style-name="T2"><text:s text:c="8"/></text:span><text:span text:style-name="T2">$ob-&gt;update($this)</text:span><text:span text:style-name="T2"><text:tab/>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</draw:text-box>
        </draw:frame>
        <draw:frame draw:style-name="gr4" draw:text-style-name="P4" draw:layer="layout" svg:width="5.535cm" svg:height="2.221cm" svg:x="1.535cm" svg:y="6.018cm">
          <draw:text-box>
            <text:p text:style-name="P3"><text:span text:style-name="T2">$toto = new Subject();</text:span></text:p>
            <text:p text:style-name="P3"><text:span text:style-name="T2">$toto-&gt;attach(new Observer());</text:span></text:p>
            <text:p text:style-name="P3"><text:span text:style-name="T2">$toto-&gt;attach(new Observer2());</text:span></text:p>
            <text:p text:style-name="P3"><text:span text:style-name="T2"/></text:p>
            <text:p text:style-name="P3"><text:span text:style-name="T2">$toto-&gt;notify();</text:span></text:p>
          </draw:text-box>
        </draw:frame>
        <draw:rect draw:style-name="gr1" draw:text-style-name="P2" xml:id="id2" draw:id="id2" draw:layer="layout" svg:width="2.413cm" svg:height="0.7cm" svg:x="1.387cm" svg:y="11.795cm">
          <text:p text:style-name="P1"><text:span text:style-name="T1">Subject</text:span></text:p>
        </draw:rect>
        <draw:frame draw:style-name="gr5" draw:text-style-name="P4" draw:layer="layout" svg:width="5.222cm" svg:height="2.615cm" svg:x="1.402cm" svg:y="12.557cm">
          <draw:text-box>
            <text:p text:style-name="P3"><text:span text:style-name="T2">__construct($infos){</text:span></text:p>
            <text:p text:style-name="P3"><text:span text:style-name="T2"><text:s text:c="4"/></text:span><text:span text:style-name="T2">$this→subjectInfos = $infos</text:span></text:p>
            <text:p text:style-name="P3"><text:span text:style-name="T2">}</text:span></text:p>
            <text:p text:style-name="P3"><text:span text:style-name="T2">getSubjectInfos(</text:span></text:p>
            <text:p text:style-name="P3"><text:span text:style-name="T2"><text:s text:c="4"/></text:span><text:span text:style-name="T2">return $this-&gt;subjectInfos;</text:span></text:p>
            <text:p text:style-name="P3"><text:span text:style-name="T2">)</text:span></text:p>
          </draw:text-box>
        </draw:frame>
        <draw:rect draw:style-name="gr1" draw:text-style-name="P2" xml:id="id1" draw:id="id1" draw:layer="layout" svg:width="3.556cm" svg:height="0.7cm" svg:x="7.483cm" svg:y="11.795cm">
          <text:p text:style-name="P1"><text:span text:style-name="T1">Decorator</text:span></text:p>
        </draw:rect>
        <draw:frame draw:style-name="gr6" draw:text-style-name="P4" xml:id="id4" draw:id="id4" draw:layer="layout" svg:width="7.547cm" svg:height="3.009cm" svg:x="7.14cm" svg:y="12.684cm">
          <draw:text-box>
            <text:p text:style-name="P3"><text:span text:style-name="T2">__construct($Subject){</text:span></text:p>
            <text:p text:style-name="P3"><text:span text:style-name="T2"><text:s text:c="4"/></text:span><text:span text:style-name="T2">$this→subject = $Subject;</text:span></text:p>
            <text:p text:style-name="P3"><text:span text:style-name="T2"><text:s text:c="4"/></text:span><text:span text:style-name="T2">$this→infos = $subject-&gt;getSubjectInfos();</text:span></text:p>
            <text:p text:style-name="P3"><text:span text:style-name="T2">}</text:span></text:p>
            <text:p text:style-name="P3"><text:span text:style-name="T2">getSubjectInfos(</text:span></text:p>
            <text:p text:style-name="P3"><text:span text:style-name="T2"><text:s text:c="4"/></text:span><text:span text:style-name="T2">return $this-&gt;Subject-&gt;subjectInfos;</text:span></text:p>
            <text:p text:style-name="P3"><text:span text:style-name="T2">)</text:span></text:p>
          </draw:text-box>
        </draw:frame>
        <draw:rect draw:style-name="gr1" draw:text-style-name="P2" xml:id="id3" draw:id="id3" draw:layer="layout" svg:width="3.003cm" svg:height="0.7cm" svg:x="1.587cm" svg:y="17.002cm">
          <text:p text:style-name="P1"><text:span text:style-name="T1">SubDecorator1</text:span></text:p>
        </draw:rect>
        <draw:frame draw:style-name="gr7" draw:text-style-name="P4" draw:layer="layout" svg:width="6.162cm" svg:height="2.615cm" svg:x="1.629cm" svg:y="17.891cm">
          <draw:text-box>
            <text:p text:style-name="P3"><text:span text:style-name="T2">__construct($Decorator){</text:span></text:p>
            <text:p text:style-name="P3"><text:span text:style-name="T2"><text:s text:c="4"/></text:span><text:span text:style-name="T2">$this→dec= $Decorator</text:span></text:p>
            <text:p text:style-name="P3"><text:span text:style-name="T2">}</text:span></text:p>
            <text:p text:style-name="P3"><text:span text:style-name="T2">addInfos(){</text:span></text:p>
            <text:p text:style-name="P3"><text:span text:style-name="T2"><text:s text:c="4"/></text:span><text:span text:style-name="T2">$this→decr→subjectInfos = ‘toto’;</text:span></text:p>
            <text:p text:style-name="P3"><text:span text:style-name="T2">}</text:span></text:p>
          </draw:text-box>
        </draw:frame>
        <draw:rect draw:style-name="gr1" draw:text-style-name="P2" xml:id="id5" draw:id="id5" draw:layer="layout" svg:width="3.003cm" svg:height="0.7cm" svg:x="8.747cm" svg:y="16.875cm">
          <text:p text:style-name="P1"><text:span text:style-name="T1">SubDecorator2</text:span></text:p>
        </draw:rect>
        <draw:frame draw:style-name="gr8" draw:text-style-name="P4" draw:layer="layout" svg:width="7.144cm" svg:height="2.615cm" svg:x="8.25cm" svg:y="17.764cm">
          <draw:text-box>
            <text:p text:style-name="P3"><text:span text:style-name="T2">__construct($Decorator){</text:span></text:p>
            <text:p text:style-name="P3"><text:span text:style-name="T2"><text:s text:c="4"/></text:span><text:span text:style-name="T2">$this→decorator = $Decorator</text:span></text:p>
            <text:p text:style-name="P3"><text:span text:style-name="T2">}</text:span></text:p>
            <text:p text:style-name="P3"><text:span text:style-name="T2">addInfos(){</text:span></text:p>
            <text:p text:style-name="P3"><text:span text:style-name="T2"><text:s text:c="4"/></text:span><text:span text:style-name="T2">$this→decorator→subjectInfos .= ‘bélé’;</text:span></text:p>
            <text:p text:style-name="P3"><text:span text:style-name="T2">}</text:span></text:p>
          </draw:text-box>
        </draw:frame>
        <draw:connector draw:style-name="gr9" draw:text-style-name="P5" draw:layer="layout" draw:type="curve" svg:x1="7.483cm" svg:y1="12.145cm" svg:x2="3.8cm" svg:y2="12.145cm" draw:start-shape="id1" draw:start-glue-point="3" draw:end-shape="id2" svg:d="M7483 12145h-3683">
          <text:p/>
        </draw:connector>
        <draw:connector draw:style-name="gr9" draw:text-style-name="P5" draw:layer="layout" draw:type="curve" svg:x1="3.088cm" svg:y1="17.002cm" svg:x2="10.913cm" svg:y2="15.693cm" draw:start-shape="id3" draw:start-glue-point="0" draw:end-shape="id4" draw:end-glue-point="2" svg:d="M3088 17002c0-982 7825-328 7825-1309">
          <text:p/>
        </draw:connector>
        <draw:connector draw:style-name="gr9" draw:text-style-name="P5" draw:layer="layout" draw:type="curve" svg:x1="10.248cm" svg:y1="16.875cm" svg:x2="10.913cm" svg:y2="15.693cm" draw:start-shape="id5" draw:start-glue-point="0" draw:end-shape="id4" draw:end-glue-point="2" svg:d="M10248 16875c0-886 665-296 665-1182">
          <text:p/>
        </draw:connector>
        <draw:frame draw:style-name="gr10" draw:text-style-name="P6" draw:layer="layout" svg:width="2.657cm" svg:height="0.683cm" svg:x="7.877cm" svg:y="6.207cm">
          <draw:text-box>
            <text:p text:style-name="P3"><text:span text:style-name="T3">OBSERVER</text:span></text:p>
          </draw:text-box>
        </draw:frame>
        <draw:frame draw:style-name="gr11" draw:text-style-name="P4" draw:layer="layout" svg:width="7.733cm" svg:height="3.797cm" svg:x="1.508cm" svg:y="21.206cm">
          <draw:text-box>
            <text:p text:style-name="P3"><text:span text:style-name="T2">$subject <text:s text:c="4"/>= new Subject(‘infos’));</text:span></text:p>
            <text:p text:style-name="P3"><text:span text:style-name="T2">$decorator = new Decorator($subject);</text:span></text:p>
            <text:p text:style-name="P3"><text:span text:style-name="T2">$subDec1 <text:s/>= new SubDecorator1($decorator);</text:span></text:p>
            <text:p text:style-name="P3"><text:span text:style-name="T2">$subDec2 <text:s/>= new SubDecorator2($decorator);</text:span></text:p>
            <text:p text:style-name="P3"><text:span text:style-name="T2"/></text:p>
            <text:p text:style-name="P3"><text:span text:style-name="T2">$subDec1→addInfos();</text:span></text:p>
            <text:p text:style-name="P3"><text:span text:style-name="T2">$subDec2→addInfos();</text:span></text:p>
            <text:p text:style-name="P3"><text:span text:style-name="T2"/></text:p>
            <text:p text:style-name="P3"><text:span text:style-name="T2">$decorator→getSubjectInfos();</text:span></text:p>
          </draw:text-box>
        </draw:frame>
        <draw:frame draw:style-name="gr12" draw:text-style-name="P6" draw:layer="layout" svg:width="2.983cm" svg:height="0.683cm" svg:x="9.691cm" svg:y="21.018cm">
          <draw:text-box>
            <text:p text:style-name="P3"><text:span text:style-name="T3">DECORATOR</text:span></text:p>
          </draw:text-box>
        </draw:frame>
        <draw:frame draw:style-name="gr13" draw:text-style-name="P4" draw:layer="layout" svg:width="10.823cm" svg:height="1.433cm" svg:x="2.651cm" svg:y="10.017cm">
          <draw:text-box>
            <text:p text:style-name="P3"><text:span text:style-name="T2">subject is left untouched</text:span></text:p>
            <text:p text:style-name="P3"><text:span text:style-name="T2">the Decorator holds all the infos and gets modified</text:span></text:p>
            <text:p text:style-name="P3"><text:span text:style-name="T2">the SubDecorators don’t return anything but modify the Decorator </text:span></text:p>
          </draw:text-box>
        </draw:frame>
        <draw:rect draw:style-name="gr1" draw:text-style-name="P2" xml:id="id9" draw:id="id9" draw:layer="layout" svg:width="2.413cm" svg:height="0.7cm" svg:x="14.587cm" svg:y="1.469cm">
          <text:p text:style-name="P1"><text:span text:style-name="T1">Entity</text:span></text:p>
        </draw:rect>
        <draw:rect draw:style-name="gr1" draw:text-style-name="P2" xml:id="id8" draw:id="id8" draw:layer="layout" svg:width="3.175cm" svg:height="0.7cm" svg:x="19.534cm" svg:y="1.521cm">
          <text:p text:style-name="P1"><text:span text:style-name="T1">EntityCollection</text:span></text:p>
        </draw:rect>
        <draw:frame draw:style-name="gr14" draw:text-style-name="P4" draw:layer="layout" svg:width="3.042cm" svg:height="0.645cm" svg:x="14.46cm" svg:y="2.26cm">
          <draw:text-box>
            <text:p text:style-name="P3"><text:span text:style-name="T2">getters - setters</text:span></text:p>
          </draw:text-box>
        </draw:frame>
        <draw:frame draw:style-name="gr15" draw:text-style-name="P4" xml:id="id7" draw:id="id7" draw:layer="layout" svg:width="4.185cm" svg:height="3.797cm" svg:x="19.553cm" svg:y="2.537cm">
          <draw:text-box>
            <text:p text:style-name="P3"><text:span text:style-name="T2">$count = 0</text:span></text:p>
            <text:p text:style-name="P3"><text:span text:style-name="T2">$collection = []</text:span></text:p>
            <text:p text:style-name="P3"><text:span text:style-name="T2"/></text:p>
            <text:p text:style-name="P3"><text:span text:style-name="T2">getCount()</text:span></text:p>
            <text:p text:style-name="P3"><text:span text:style-name="T2">setCount()</text:span></text:p>
            <text:p text:style-name="P3"><text:span text:style-name="T2">getEntity()</text:span></text:p>
            <text:p text:style-name="P3"><text:span text:style-name="T2">addEntity()</text:span></text:p>
            <text:p text:style-name="P3"><text:span text:style-name="T2">removeEntity()</text:span></text:p>
            <text:p text:style-name="P3"><text:span text:style-name="T2"/></text:p>
          </draw:text-box>
        </draw:frame>
        <draw:rect draw:style-name="gr1" draw:text-style-name="P2" xml:id="id6" draw:id="id6" draw:layer="layout" svg:width="3.175cm" svg:height="0.7cm" svg:x="13.654cm" svg:y="3.96cm">
          <text:p text:style-name="P1"><text:span text:style-name="T1">EntityIterator</text:span></text:p>
        </draw:rect>
        <draw:frame draw:style-name="gr16" draw:text-style-name="P4" draw:layer="layout" svg:width="4.994cm" svg:height="3.009cm" svg:x="13.673cm" svg:y="4.976cm">
          <draw:text-box>
            <text:p text:style-name="P3"><text:span text:style-name="T2">__construct(EntityCollection)</text:span></text:p>
            <text:p text:style-name="P3"><text:span text:style-name="T2"/></text:p>
            <text:p text:style-name="P3"><text:span text:style-name="T2">getCurrentEntity()</text:span></text:p>
            <text:p text:style-name="P3"><text:span text:style-name="T2">getNextEntity()</text:span></text:p>
            <text:p text:style-name="P3"><text:span text:style-name="T2">hasNextEntity()</text:span></text:p>
            <text:p text:style-name="P3"><text:span text:style-name="T2">rewindEntity()</text:span></text:p>
            <text:p text:style-name="P3"><text:span text:style-name="T2"/></text:p>
          </draw:text-box>
        </draw:frame>
        <draw:connector draw:style-name="gr9" draw:text-style-name="P5" draw:layer="layout" draw:type="curve" svg:x1="16.829cm" svg:y1="4.31cm" svg:x2="19.553cm" svg:y2="4.435cm" draw:start-shape="id6" draw:start-glue-point="1" draw:end-shape="id7" svg:d="M16829 4310c2044 0 683 125 2724 125">
          <text:p/>
        </draw:connector>
        <draw:connector draw:style-name="gr9" draw:text-style-name="P5" draw:layer="layout" draw:type="curve" svg:x1="19.534cm" svg:y1="1.871cm" svg:x2="17cm" svg:y2="1.819cm" draw:start-shape="id8" draw:start-glue-point="3" draw:end-shape="id9" draw:end-glue-point="1" svg:d="M19534 1871c-1900 0-634-52-2534-52">
          <text:p/>
        </draw:connector>
        <draw:frame draw:style-name="gr17" draw:text-style-name="P6" draw:layer="layout" svg:width="2.462cm" svg:height="0.683cm" svg:x="18.137cm" svg:y="6.54cm">
          <draw:text-box>
            <text:p text:style-name="P3"><text:span text:style-name="T3">ITERATOR</text:span></text:p>
          </draw:text-box>
        </draw:frame>
        <draw:frame draw:style-name="gr18" draw:text-style-name="P6" draw:layer="layout" svg:width="14.523cm" svg:height="4.139cm" svg:x="14.036cm" svg:y="45.069cm">
          <draw:text-box>
            <text:p text:style-name="P3"><text:span text:style-name="T3">DEPENDENCY INJECTION +</text:span></text:p>
            <text:p text:style-name="P3"><text:span text:style-name="T3">LAZY INSTANTIATION = service container</text:span></text:p>
            <text:p text:style-name="P3"><text:span text:style-name="T3">service container→2 variables référencent meme instance du service</text:span></text:p>
            <text:p text:style-name="P3"><text:span text:style-name="T3">BUILDER</text:span></text:p>
            <text:p text:style-name="P3"><text:span text:style-name="T3">ABSTRACT FACTORY</text:span></text:p>
            <text:p text:style-name="P3"><text:span text:style-name="T3">COMPOSITE</text:span></text:p>
            <text:p text:style-name="P3"><text:span text:style-name="T3">MEDIATOR</text:span></text:p>
            <text:p text:style-name="P3"><text:span text:style-name="T3">TEMPLATE METHOD</text:span></text:p>
            <text:p text:style-name="P3"><text:span text:style-name="T3"><text:s/></text:span><text:span text:style-name="T3">Making every filter referencing the next one would build a Chain of Responsibility</text:span></text:p>
          </draw:text-box>
        </draw:frame>
        <draw:rect draw:style-name="gr1" draw:text-style-name="P2" draw:layer="layout" svg:width="2.413cm" svg:height="0.7cm" svg:x="15.584cm" svg:y="10.017cm">
          <text:p text:style-name="P1"><text:span text:style-name="T1">Entity</text:span></text:p>
        </draw:rect>
        <draw:frame draw:style-name="gr14" draw:text-style-name="P4" draw:layer="layout" svg:width="3.042cm" svg:height="0.645cm" svg:x="15.457cm" svg:y="10.808cm">
          <draw:text-box>
            <text:p text:style-name="P3"><text:span text:style-name="T2">getters – setters</text:span></text:p>
          </draw:text-box>
        </draw:frame>
        <draw:rect draw:style-name="gr1" draw:text-style-name="P2" draw:layer="layout" svg:width="3.423cm" svg:height="0.7cm" svg:x="19.134cm" svg:y="8.493cm">
          <text:p text:style-name="P1"><text:span text:style-name="T1">StrategyContext</text:span></text:p>
        </draw:rect>
        <draw:frame draw:style-name="gr19" draw:text-style-name="P4" xml:id="id11" draw:id="id11" draw:layer="layout" svg:width="8.156cm" svg:height="4.585cm" svg:x="18.88cm" svg:y="9.242cm">
          <draw:text-box>
            <text:p text:style-name="P3"><text:span text:style-name="T2">__construct($id){</text:span></text:p>
            <text:p text:style-name="P3"><text:span text:style-name="T2"><text:s text:c="4"/></text:span><text:span text:style-name="T2">switch($id){</text:span></text:p>
            <text:p text:style-name="P3"><text:span text:style-name="T2"><text:s text:c="8"/></text:span><text:span text:style-name="T2">case “A”:</text:span></text:p>
            <text:p text:style-name="P3"><text:span text:style-name="T2"><text:s text:c="12"/></text:span><text:span text:style-name="T2">$this→strategy = new OptionA()</text:span></text:p>
            <text:p text:style-name="P3"><text:span text:style-name="T2"><text:s text:c="8"/></text:span><text:span text:style-name="T2">case “B”:</text:span></text:p>
            <text:p text:style-name="P3"><text:span text:style-name="T2"><text:s text:c="12"/></text:span><text:span text:style-name="T2">$this→strategy = new OptionB()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  <text:p text:style-name="P3"><text:span text:style-name="T2">getInfos($Entity){</text:span></text:p>
            <text:p text:style-name="P3"><text:span text:style-name="T2"><text:s text:c="4"/></text:span><text:span text:style-name="T2">return $this→strategy→ getModifInfos($Entity)</text:span></text:p>
            <text:p text:style-name="P3"><text:span text:style-name="T2">}</text:span></text:p>
          </draw:text-box>
        </draw:frame>
        <draw:rect draw:style-name="gr1" draw:text-style-name="P2" xml:id="id12" draw:id="id12" draw:layer="layout" svg:width="2.305cm" svg:height="0.7cm" svg:x="22.036cm" svg:y="14.716cm">
          <text:p text:style-name="P1"><text:span text:style-name="T1">OptionA</text:span></text:p>
        </draw:rect>
        <draw:frame draw:style-name="gr20" draw:text-style-name="P4" draw:layer="layout" svg:width="5.527cm" svg:height="1.433cm" svg:x="21.164cm" svg:y="15.507cm">
          <draw:text-box>
            <text:p text:style-name="P3"><text:span text:style-name="T2">getModifInfos($Entity){</text:span></text:p>
            <text:p text:style-name="P3"><text:span text:style-name="T2"><text:s text:c="4"/></text:span><text:span text:style-name="T2">return $Entity→getInfos() . ‘A’</text:span></text:p>
            <text:p text:style-name="P3"><text:span text:style-name="T2">}</text:span></text:p>
          </draw:text-box>
        </draw:frame>
        <draw:rect draw:style-name="gr1" draw:text-style-name="P2" xml:id="id10" draw:id="id10" draw:layer="layout" svg:width="2.305cm" svg:height="0.7cm" svg:x="15.559cm" svg:y="14.843cm">
          <text:p text:style-name="P1"><text:span text:style-name="T1">OptionB</text:span></text:p>
        </draw:rect>
        <draw:frame draw:style-name="gr21" draw:text-style-name="P4" draw:layer="layout" svg:width="5.527cm" svg:height="1.433cm" svg:x="14.816cm" svg:y="15.634cm">
          <draw:text-box>
            <text:p text:style-name="P3"><text:span text:style-name="T2">getModifInfos($Entity){</text:span></text:p>
            <text:p text:style-name="P3"><text:span text:style-name="T2"><text:s text:c="4"/></text:span><text:span text:style-name="T2">return $Entity→getInfos() . ‘B’</text:span></text:p>
            <text:p text:style-name="P3"><text:span text:style-name="T2">}</text:span></text:p>
          </draw:text-box>
        </draw:frame>
        <draw:frame draw:style-name="gr22" draw:text-style-name="P4" draw:layer="layout" svg:width="7.699cm" svg:height="1.433cm" svg:x="17.229cm" svg:y="16.966cm">
          <draw:text-box>
            <text:p text:style-name="P3"><text:span text:style-name="T2">$Entity = new Entity();</text:span></text:p>
            <text:p text:style-name="P3"><text:span text:style-name="T2">$strategy = new StrategyContext(‘B’);</text:span></text:p>
            <text:p text:style-name="P3"><text:span text:style-name="T2">$strategy-&gt;getInfos($Entity)</text:span></text:p>
          </draw:text-box>
        </draw:frame>
        <draw:connector draw:style-name="gr9" draw:text-style-name="P5" draw:layer="layout" draw:type="curve" svg:x1="16.711cm" svg:y1="14.843cm" svg:x2="22.958cm" svg:y2="13.827cm" draw:start-shape="id10" draw:start-glue-point="0" draw:end-shape="id11" draw:end-glue-point="2" svg:d="M16711 14843c0-762 6247-254 6247-1016">
          <text:p/>
        </draw:connector>
        <draw:connector draw:style-name="gr9" draw:text-style-name="P5" draw:layer="layout" draw:type="curve" svg:x1="23.188cm" svg:y1="14.716cm" svg:x2="22.958cm" svg:y2="13.827cm" draw:start-shape="id12" draw:start-glue-point="0" draw:end-shape="id11" draw:end-glue-point="2" svg:d="M23188 14716c0-667-230-223-230-889">
          <text:p/>
        </draw:connector>
        <draw:line draw:style-name="gr23" draw:text-style-name="P5" draw:layer="layout" svg:x1="1.508cm" svg:y1="9.636cm" svg:x2="12.176cm" svg:y2="8.366cm">
          <text:p/>
        </draw:line>
        <draw:line draw:style-name="gr23" draw:text-style-name="P5" draw:layer="layout" svg:x1="12.176cm" svg:y1="1.635cm" svg:x2="12.049cm" svg:y2="7.858cm">
          <text:p/>
        </draw:line>
        <draw:line draw:style-name="gr23" draw:text-style-name="P5" draw:layer="layout" svg:x1="13.573cm" svg:y1="8.62cm" svg:x2="24.876cm" svg:y2="6.969cm">
          <text:p/>
        </draw:line>
        <draw:line draw:style-name="gr23" draw:text-style-name="P5" draw:layer="layout" svg:x1="13.954cm" svg:y1="9.255cm" svg:x2="15.351cm" svg:y2="20.812cm">
          <text:p/>
        </draw:line>
        <draw:rect draw:style-name="gr1" draw:text-style-name="P2" draw:layer="layout" svg:width="2.413cm" svg:height="0.7cm" svg:x="16.037cm" svg:y="21.124cm">
          <text:p text:style-name="P1"><text:span text:style-name="T1">Entity</text:span></text:p>
        </draw:rect>
        <draw:frame draw:style-name="gr14" draw:text-style-name="P4" draw:layer="layout" svg:width="3.042cm" svg:height="0.645cm" svg:x="15.91cm" svg:y="21.915cm">
          <draw:text-box>
            <text:p text:style-name="P3"><text:span text:style-name="T2">getters – setters</text:span></text:p>
          </draw:text-box>
        </draw:frame>
        <draw:rect draw:style-name="gr1" draw:text-style-name="P2" draw:layer="layout" svg:width="2.413cm" svg:height="0.7cm" svg:x="20.476cm" svg:y="20.958cm">
          <text:p text:style-name="P1"><text:span text:style-name="T1">Facade</text:span></text:p>
        </draw:rect>
        <draw:frame draw:style-name="gr24" draw:text-style-name="P4" xml:id="id13" draw:id="id13" draw:layer="layout" svg:width="6.467cm" svg:height="1.827cm" svg:x="20.349cm" svg:y="21.749cm">
          <draw:text-box>
            <text:p text:style-name="P3"><text:span text:style-name="T2">static globalAction($info){</text:span></text:p>
            <text:p text:style-name="P3"><text:span text:style-name="T2"><text:s text:c="4"/></text:span><text:span text:style-name="T2">$a = ModifClass1::action($info)</text:span></text:p>
            <text:p text:style-name="P3"><text:span text:style-name="T2"><text:s text:c="4"/></text:span><text:span text:style-name="T2">return ModifClass2::otherAction($a)</text:span></text:p>
            <text:p text:style-name="P3"><text:span text:style-name="T2">}</text:span></text:p>
          </draw:text-box>
        </draw:frame>
        <draw:rect draw:style-name="gr1" draw:text-style-name="P2" xml:id="id14" draw:id="id14" draw:layer="layout" svg:width="2.794cm" svg:height="0.7cm" svg:x="17.637cm" svg:y="24.641cm">
          <text:p text:style-name="P1"><text:span text:style-name="T1">ModifClass1</text:span></text:p>
        </draw:rect>
        <draw:frame draw:style-name="gr14" draw:text-style-name="P4" draw:layer="layout" svg:width="3.042cm" svg:height="0.645cm" svg:x="17.51cm" svg:y="25.432cm">
          <draw:text-box>
            <text:p text:style-name="P3"><text:span text:style-name="T2">action($info)</text:span></text:p>
          </draw:text-box>
        </draw:frame>
        <draw:rect draw:style-name="gr1" draw:text-style-name="P2" xml:id="id15" draw:id="id15" draw:layer="layout" svg:width="2.794cm" svg:height="0.7cm" svg:x="22.748cm" svg:y="24.475cm">
          <text:p text:style-name="P1"><text:span text:style-name="T1">ModifClass2</text:span></text:p>
        </draw:rect>
        <draw:frame draw:style-name="gr25" draw:text-style-name="P4" draw:layer="layout" svg:width="3.288cm" svg:height="0.645cm" svg:x="22.621cm" svg:y="25.266cm">
          <draw:text-box>
            <text:p text:style-name="P3"><text:span text:style-name="T2">otherAction($info)</text:span></text:p>
          </draw:text-box>
        </draw:frame>
        <draw:frame draw:style-name="gr26" draw:text-style-name="P4" draw:layer="layout" svg:width="8.097cm" svg:height="1.039cm" svg:x="15.56cm" svg:y="26.038cm">
          <draw:text-box>
            <text:p text:style-name="P3"><text:span text:style-name="T2">$Entity = new Entity();</text:span></text:p>
            <text:p text:style-name="P3"><text:span text:style-name="T2">$infos = Facade::globalAction($Entity-&gt;getInfo())</text:span></text:p>
          </draw:text-box>
        </draw:frame>
        <draw:frame draw:style-name="gr27" draw:text-style-name="P4" draw:layer="layout" svg:width="5.701cm" svg:height="1.039cm" svg:x="17.51cm" svg:y="19.919cm">
          <draw:text-box>
            <text:p text:style-name="P3"><text:span text:style-name="T2">the complex subsystem will know</text:span></text:p>
            <text:p text:style-name="P3"><text:span text:style-name="T2">nothing of the calling class</text:span></text:p>
          </draw:text-box>
        </draw:frame>
        <draw:connector draw:style-name="gr28" draw:text-style-name="P5" draw:layer="layout" draw:type="curve" svg:x1="23.582cm" svg:y1="23.576cm" svg:x2="19.034cm" svg:y2="24.641cm" draw:start-shape="id13" draw:start-glue-point="2" draw:end-shape="id14" draw:end-glue-point="0" svg:d="M23582 23576c0 798-4548 266-4548 1065">
          <text:p/>
        </draw:connector>
        <draw:connector draw:style-name="gr29" draw:text-style-name="P5" draw:layer="layout" draw:type="curve" svg:x1="23.582cm" svg:y1="23.576cm" svg:x2="24.145cm" svg:y2="24.475cm" draw:start-shape="id13" draw:start-glue-point="2" draw:end-shape="id15" draw:end-glue-point="0" svg:d="M23582 23576c0 673 563 224 563 899">
          <text:p/>
        </draw:connector>
        <draw:line draw:style-name="gr23" draw:text-style-name="P5" draw:layer="layout" svg:x1="16.24cm" svg:y1="19.796cm" svg:x2="26.146cm" svg:y2="19.161cm">
          <text:p/>
        </draw:line>
        <draw:frame draw:style-name="gr30" draw:text-style-name="P6" draw:layer="layout" svg:width="2.593cm" svg:height="0.683cm" svg:x="24.214cm" svg:y="17.129cm">
          <draw:text-box>
            <text:p text:style-name="P3"><text:span text:style-name="T3">STRATEGY</text:span></text:p>
          </draw:text-box>
        </draw:frame>
        <draw:frame draw:style-name="gr17" draw:text-style-name="P6" draw:layer="layout" svg:width="2.428cm" svg:height="0.683cm" svg:x="15.59cm" svg:y="23.244cm">
          <draw:text-box>
            <text:p text:style-name="P3"><text:span text:style-name="T3">FACADE</text:span></text:p>
          </draw:text-box>
        </draw:frame>
        <draw:line draw:style-name="gr23" draw:text-style-name="P5" draw:layer="layout" svg:x1="14.716cm" svg:y1="22.209cm" svg:x2="14.335cm" svg:y2="25.638cm">
          <text:p/>
        </draw:line>
        <draw:frame draw:style-name="gr17" draw:text-style-name="P6" draw:layer="layout" svg:width="2.428cm" svg:height="0.683cm" svg:x="1.747cm" svg:y="27.017cm">
          <draw:text-box>
            <text:p text:style-name="P3"><text:span text:style-name="T3">ADAPTER</text:span></text:p>
          </draw:text-box>
        </draw:frame>
        <draw:rect draw:style-name="gr1" draw:text-style-name="P2" xml:id="id17" draw:id="id17" draw:layer="layout" svg:width="1.905cm" svg:height="0.7cm" svg:x="1.889cm" svg:y="28.143cm">
          <text:p text:style-name="P1"><text:span text:style-name="T1">Subject</text:span></text:p>
        </draw:rect>
        <draw:frame draw:style-name="gr31" draw:text-style-name="P4" draw:layer="layout" svg:width="5.603cm" svg:height="2.615cm" svg:x="1.657cm" svg:y="28.997cm">
          <draw:text-box>
            <text:p text:style-name="P3"><text:span text:style-name="T2">private $name = ‘toto’;</text:span></text:p>
            <text:p text:style-name="P3"><text:span text:style-name="T2">private $last = ‘lolo’’;</text:span></text:p>
            <text:p text:style-name="P3"><text:span text:style-name="T2"/></text:p>
            <text:p text:style-name="P3"><text:span text:style-name="T2">getName() {return $this→name;}</text:span></text:p>
            <text:p text:style-name="P3"><text:span text:style-name="T2">getLast() {return $this→ last;}</text:span></text:p>
            <text:p text:style-name="P3"><text:span text:style-name="T2"/></text:p>
          </draw:text-box>
        </draw:frame>
        <draw:rect draw:style-name="gr1" draw:text-style-name="P2" xml:id="id16" draw:id="id16" draw:layer="layout" svg:width="1.905cm" svg:height="0.7cm" svg:x="7.985cm" svg:y="28.182cm">
          <text:p text:style-name="P1"><text:span text:style-name="T1">Adapter</text:span></text:p>
        </draw:rect>
        <draw:frame draw:style-name="gr32" draw:text-style-name="P4" draw:layer="layout" svg:width="6.349cm" svg:height="3.009cm" svg:x="7.826cm" svg:y="29.009cm">
          <draw:text-box>
            <text:p text:style-name="P3"><text:span text:style-name="T2">__construct($Subject){</text:span></text:p>
            <text:p text:style-name="P3"><text:span text:style-name="T2"><text:s text:c="4"/></text:span><text:span text:style-name="T2">$this→subject = $Subject;}</text:span></text:p>
            <text:p text:style-name="P3"><text:span text:style-name="T2"/></text:p>
            <text:p text:style-name="P3"><text:span text:style-name="T2">getNameAndLast() {</text:span></text:p>
            <text:p text:style-name="P3"><text:span text:style-name="T2"><text:s text:c="4"/></text:span><text:span text:style-name="T2">return $this→subject→getName() .</text:span></text:p>
            <text:p text:style-name="P3"><text:span text:style-name="T2"><text:s text:c="8"/></text:span><text:span text:style-name="T2">$this→subject-&gt;getLast();}</text:span></text:p>
            <text:p text:style-name="P3"><text:span text:style-name="T2"/></text:p>
          </draw:text-box>
        </draw:frame>
        <draw:frame draw:style-name="gr33" draw:text-style-name="P4" draw:layer="layout" svg:width="9.312cm" svg:height="2.221cm" svg:x="4.175cm" svg:y="25.856cm">
          <draw:text-box>
            <text:p text:style-name="P3"><text:span text:style-name="T2">creates a class from another one with</text:span></text:p>
            <text:p text:style-name="P3"><text:span text:style-name="T2">the exact method you need.</text:span></text:p>
            <text:p text:style-name="P3"><text:span text:style-name="T2">Make class work with others without changing their code</text:span></text:p>
            <text:p text:style-name="P3"><text:span text:style-name="T2">Adapter makes things work after they're designed;</text:span></text:p>
            <text:p text:style-name="P3"><text:span text:style-name="T2">Bridge makes them work before they are</text:span></text:p>
          </draw:text-box>
        </draw:frame>
        <draw:line draw:style-name="gr34" draw:text-style-name="P5" draw:layer="layout" svg:x1="1.508cm" svg:y1="25.384cm" svg:x2="13.954cm" svg:y2="26.019cm">
          <text:p/>
        </draw:line>
        <draw:frame draw:style-name="gr35" draw:text-style-name="P4" draw:layer="layout" svg:width="5.366cm" svg:height="0.645cm" svg:x="21.701cm" svg:y="18.262cm">
          <draw:text-box>
            <text:p text:style-name="P3"><text:span text:style-name="T2">only the strategy class is called</text:span></text:p>
          </draw:text-box>
        </draw:frame>
        <draw:frame draw:style-name="gr36" draw:text-style-name="P6" draw:layer="layout" svg:width="4.147cm" svg:height="0.683cm" svg:x="15.605cm" svg:y="28.432cm">
          <draw:text-box>
            <text:p text:style-name="P3"><text:span text:style-name="T3">FACTORY METHOD</text:span></text:p>
          </draw:text-box>
        </draw:frame>
        <draw:frame draw:style-name="gr37" draw:text-style-name="P4" draw:layer="layout" svg:width="7.055cm" svg:height="1.039cm" svg:x="15.742cm" svg:y="28.94cm">
          <draw:text-box>
            <text:p text:style-name="P3"><text:span text:style-name="T2">a class creates the object you want to use</text:span></text:p>
          </draw:text-box>
        </draw:frame>
        <draw:rect draw:style-name="gr1" draw:text-style-name="P2" draw:layer="layout" svg:width="1.905cm" svg:height="0.7cm" svg:x="15.986cm" svg:y="29.956cm">
          <text:p text:style-name="P1"><text:span text:style-name="T1">Subject</text:span></text:p>
        </draw:rect>
        <draw:frame draw:style-name="gr38" draw:text-style-name="P4" draw:layer="layout" svg:width="5.976cm" svg:height="4.191cm" svg:x="15.869cm" svg:y="30.897cm">
          <draw:text-box>
            <text:p text:style-name="P3"><text:span text:style-name="T2">private $name;</text:span></text:p>
            <text:p text:style-name="P3"><text:span text:style-name="T2">private $age;</text:span></text:p>
            <text:p text:style-name="P3"><text:span text:style-name="T2"/></text:p>
            <text:p text:style-name="P3"><text:span text:style-name="T2">__construct($name, $age){</text:span></text:p>
            <text:p text:style-name="P3"><text:span text:style-name="T2"><text:s text:c="4"/></text:span><text:span text:style-name="T2">$this→name = $name;</text:span></text:p>
            <text:p text:style-name="P3"><text:span text:style-name="T2"><text:s text:c="4"/></text:span><text:span text:style-name="T2">$this→age = $age;</text:span></text:p>
            <text:p text:style-name="P3"><text:span text:style-name="T2">}</text:span></text:p>
            <text:p text:style-name="P3"><text:span text:style-name="T2">getNameAndAge(){</text:span></text:p>
            <text:p text:style-name="P3"><text:span text:style-name="T2"><text:s text:c="4"/></text:span><text:span text:style-name="T2">return $this→name . $this→age;</text:span></text:p>
            <text:p text:style-name="P3"><text:span text:style-name="T2">}</text:span></text:p>
          </draw:text-box>
        </draw:frame>
        <draw:connector draw:style-name="gr9" draw:text-style-name="P5" draw:layer="layout" draw:type="curve" svg:x1="7.985cm" svg:y1="28.532cm" svg:x2="3.794cm" svg:y2="28.493cm" draw:start-shape="id16" draw:start-glue-point="3" draw:end-shape="id17" draw:end-glue-point="1" svg:d="M7985 28532c-3142 0-1047-39-4191-39">
          <text:p/>
        </draw:connector>
        <draw:rect draw:style-name="gr1" draw:text-style-name="P2" draw:layer="layout" svg:width="1.905cm" svg:height="0.7cm" svg:x="20.959cm" svg:y="29.931cm">
          <text:p text:style-name="P1"><text:span text:style-name="T1">Factory</text:span></text:p>
        </draw:rect>
        <draw:frame draw:style-name="gr39" draw:text-style-name="P4" draw:layer="layout" svg:width="6.137cm" svg:height="2.132cm" svg:x="20.842cm" svg:y="30.872cm">
          <draw:text-box>
            <text:p text:style-name="P3"><text:span text:style-name="T2">static create($name, $age){</text:span></text:p>
            <text:p text:style-name="P3"><text:span text:style-name="T2"><text:s text:c="4"/></text:span><text:span text:style-name="T2">return new Subject($name, $age)</text:span></text:p>
            <text:p text:style-name="P3"><text:span text:style-name="T2">}</text:span></text:p>
          </draw:text-box>
        </draw:frame>
        <draw:frame draw:style-name="gr26" draw:text-style-name="P4" draw:layer="layout" svg:width="8.046cm" svg:height="1.039cm" svg:x="15.986cm" svg:y="35.394cm">
          <draw:text-box>
            <text:p text:style-name="P3"><text:span text:style-name="T2">$John = Factory::create(‘John’, ‘Doe’);</text:span></text:p>
            <text:p text:style-name="P3"><text:span text:style-name="T2">echo $John→getNameAndAge();</text:span></text:p>
          </draw:text-box>
        </draw:frame>
        <draw:frame draw:style-name="gr40" draw:text-style-name="P4" draw:layer="layout" svg:width="8.046cm" svg:height="1.433cm" svg:x="2.27cm" svg:y="31.763cm">
          <draw:text-box>
            <text:p text:style-name="P3"><text:span text:style-name="T2">$sub = new Subject();</text:span></text:p>
            <text:p text:style-name="P3"><text:span text:style-name="T2">$adapt = new Adapter($sub);</text:span></text:p>
            <text:p text:style-name="P3"><text:span text:style-name="T2">$adapt-&gt;getNameAndLast();</text:span></text:p>
          </draw:text-box>
        </draw:frame>
        <draw:line draw:style-name="gr34" draw:text-style-name="P5" draw:layer="layout" svg:x1="14.716cm" svg:y1="27.67cm" svg:x2="26.527cm" svg:y2="28.559cm">
          <text:p/>
        </draw:line>
        <draw:rect draw:style-name="gr1" draw:text-style-name="P2" xml:id="id19" draw:id="id19" draw:layer="layout" svg:width="2.286cm" svg:height="0.7cm" svg:x="15.615cm" svg:y="37.714cm">
          <text:p text:style-name="P1"><text:span text:style-name="T1">Client</text:span></text:p>
        </draw:rect>
        <draw:frame draw:style-name="gr41" draw:text-style-name="P4" draw:layer="layout" svg:width="5.387cm" svg:height="1.433cm" svg:x="15.361cm" svg:y="38.429cm">
          <draw:text-box>
            <text:p text:style-name="P3"><text:span text:style-name="T2">__construct(Storage $storage){</text:span></text:p>
            <text:p text:style-name="P3"><text:span text:style-name="T2"><text:s text:c="4"/></text:span><text:span text:style-name="T2">$this→storage = $storage;</text:span></text:p>
            <text:p text:style-name="P3"><text:span text:style-name="T2">}</text:span></text:p>
          </draw:text-box>
        </draw:frame>
        <draw:rect draw:style-name="gr1" draw:text-style-name="P2" xml:id="id18" draw:id="id18" draw:layer="layout" svg:width="2.286cm" svg:height="0.7cm" svg:x="21.32cm" svg:y="37.703cm">
          <text:p text:style-name="P1"><text:span text:style-name="T1">Service</text:span></text:p>
        </draw:rect>
        <draw:connector draw:style-name="gr42" draw:text-style-name="P5" draw:layer="layout" draw:type="curve" svg:x1="21.32cm" svg:y1="38.053cm" svg:x2="17.901cm" svg:y2="38.064cm" draw:start-shape="id18" draw:start-glue-point="3" draw:end-shape="id19" draw:end-glue-point="1" svg:d="M21320 38053c-2563 0-854 11-3419 11">
          <text:p/>
        </draw:connector>
        <draw:line draw:style-name="gr34" draw:text-style-name="P5" draw:layer="layout" svg:x1="15.224cm" svg:y1="36.433cm" svg:x2="26.146cm" svg:y2="37.449cm">
          <text:p/>
        </draw:line>
        <draw:frame draw:style-name="gr43" draw:text-style-name="P6" draw:layer="layout" svg:width="6.882cm" svg:height="0.683cm" svg:x="16.24cm" svg:y="41.669cm">
          <draw:text-box>
            <text:p text:style-name="P3"><text:span text:style-name="T3">SIMPLE DEPENDENCY INJECTION</text:span></text:p>
          </draw:text-box>
        </draw:frame>
        <draw:frame draw:style-name="gr44" draw:text-style-name="P4" draw:layer="layout" svg:width="9.748cm" svg:height="1.827cm" svg:x="15.732cm" svg:y="42.125cm">
          <draw:text-box>
            <text:p text:style-name="P3"><text:span text:style-name="T2">A dependency is an object that can be used (a service)</text:span></text:p>
            <text:p text:style-name="P3"><text:span text:style-name="T2">An injection is the passing of a dependency to a dependent</text:span></text:p>
            <text:p text:style-name="P3"><text:span text:style-name="T2">object (a client) that would use it</text:span></text:p>
            <text:p text:style-name="P3"><text:span text:style-name="T2"/></text:p>
          </draw:text-box>
        </draw:frame>
        <draw:frame draw:style-name="gr26" draw:text-style-name="P4" draw:layer="layout" svg:width="8.046cm" svg:height="1.039cm" svg:x="15.351cm" svg:y="40.334cm">
          <draw:text-box>
            <text:p text:style-name="P3"><text:span text:style-name="T2">$service = new Service(‘arguments’);</text:span></text:p>
            <text:p text:style-name="P3"><text:span text:style-name="T2">$client = newClientr($service);</text:span></text:p>
          </draw:text-box>
        </draw:frame>
        <draw:frame draw:style-name="gr45" draw:text-style-name="P4" draw:layer="layout" svg:width="4.067cm" svg:height="1.433cm" svg:x="21.193cm" svg:y="38.429cm">
          <draw:text-box>
            <text:p text:style-name="P3"><text:span text:style-name="T2">__construct($args){</text:span></text:p>
            <text:p text:style-name="P3"><text:span text:style-name="T2"><text:s text:c="4"/></text:span><text:span text:style-name="T2">$this→args = $args;</text:span></text:p>
            <text:p text:style-name="P3"><text:span text:style-name="T2">}</text:span></text:p>
          </draw:text-box>
        </draw:frame>
        <draw:frame draw:style-name="gr17" draw:text-style-name="P6" draw:layer="layout" svg:width="2.428cm" svg:height="0.683cm" svg:x="2.87cm" svg:y="34.375cm">
          <draw:text-box>
            <text:p text:style-name="P3"><text:span text:style-name="T3">BUILDER</text:span></text:p>
          </draw:text-box>
        </draw:frame>
        <draw:frame draw:style-name="gr46" draw:text-style-name="P4" draw:layer="layout" svg:width="7.504cm" svg:height="1.039cm" svg:x="2.335cm" svg:y="34.772cm">
          <draw:text-box>
            <text:p text:style-name="P3"><text:span text:style-name="T2">Uses FACTORY METHOD behind the scene</text:span></text:p>
            <text:p text:style-name="P3"><text:span text:style-name="T2">Separates the construction</text:span></text:p>
          </draw:text-box>
        </draw:frame>
        <draw:rect draw:style-name="gr1" draw:text-style-name="P2" xml:id="id22" draw:id="id22" draw:layer="layout" svg:width="2.286cm" svg:height="0.7cm" svg:x="3.923cm" svg:y="36.364cm">
          <text:p text:style-name="P1"><text:span text:style-name="T1">Product</text:span></text:p>
        </draw:rect>
        <draw:rect draw:style-name="gr1" draw:text-style-name="P2" xml:id="id21" draw:id="id21" draw:layer="layout" svg:width="2.286cm" svg:height="0.7cm" svg:x="7.479cm" svg:y="37.507cm">
          <text:p text:style-name="P1"><text:span text:style-name="T1">BuilderA</text:span></text:p>
        </draw:rect>
        <draw:frame draw:style-name="gr47" draw:text-style-name="P4" draw:layer="layout" svg:width="7.771cm" svg:height="3.009cm" svg:x="7.225cm" svg:y="38.233cm">
          <draw:text-box>
            <text:p text:style-name="P3"><text:span text:style-name="T2">__construct(){ $this→product = new Product()}</text:span></text:p>
            <text:p text:style-name="P3"><text:span text:style-name="T2">function buildName(){</text:span></text:p>
            <text:p text:style-name="P3"><text:span text:style-name="T2"><text:s text:c="4"/></text:span><text:span text:style-name="T2">$this→product→modifyName();</text:span></text:p>
            <text:p text:style-name="P3"><text:span text:style-name="T2">}</text:span></text:p>
            <text:p text:style-name="P3"><text:span text:style-name="T2">function buildAge(){</text:span></text:p>
            <text:p text:style-name="P3"><text:span text:style-name="T2"><text:s text:c="4"/></text:span><text:span text:style-name="T2">$this→product→modifyAge();</text:span></text:p>
            <text:p text:style-name="P3"><text:span text:style-name="T2">}</text:span></text:p>
          </draw:text-box>
        </draw:frame>
        <draw:rect draw:style-name="gr1" draw:text-style-name="P2" xml:id="id20" draw:id="id20" draw:layer="layout" svg:width="2.286cm" svg:height="0.7cm" svg:x="1.555cm" svg:y="38.269cm">
          <text:p text:style-name="P1"><text:span text:style-name="T1">Director</text:span></text:p>
        </draw:rect>
        <draw:frame draw:style-name="gr48" draw:text-style-name="P4" draw:layer="layout" svg:width="5.43cm" svg:height="1.827cm" svg:x="1.428cm" svg:y="39.031cm">
          <draw:text-box>
            <text:p text:style-name="P3"><text:span text:style-name="T2">doBuild(Builder $builder){</text:span></text:p>
            <text:p text:style-name="P3"><text:span text:style-name="T2"><text:s text:c="4"/></text:span><text:span text:style-name="T2">$this→builder→buildName();</text:span></text:p>
            <text:p text:style-name="P3"><text:span text:style-name="T2"><text:s text:c="4"/></text:span><text:span text:style-name="T2">$this→builder→buildAge();</text:span></text:p>
            <text:p text:style-name="P3"><text:span text:style-name="T2">}</text:span></text:p>
          </draw:text-box>
        </draw:frame>
        <draw:frame draw:style-name="gr49" draw:text-style-name="P4" draw:layer="layout" svg:width="5.298cm" svg:height="1.827cm" svg:x="1.129cm" svg:y="40.936cm">
          <draw:text-box>
            <text:p text:style-name="P3"><text:span text:style-name="T2">$prod = new Product();</text:span></text:p>
            <text:p text:style-name="P3"><text:span text:style-name="T2">$buildA = new BuilderA($prod)</text:span></text:p>
            <text:p text:style-name="P3"><text:span text:style-name="T2">$dir = new Director()</text:span></text:p>
            <text:p text:style-name="P3"><text:span text:style-name="T2">$dir→doBuild($buildA)</text:span></text:p>
          </draw:text-box>
        </draw:frame>
        <draw:connector draw:style-name="gr42" draw:text-style-name="P5" draw:layer="layout" draw:type="curve" svg:x1="3.841cm" svg:y1="38.619cm" svg:x2="7.479cm" svg:y2="37.857cm" draw:start-shape="id20" draw:end-shape="id21" draw:end-glue-point="3" svg:d="M3841 38619c2728 0 910-762 3638-762">
          <text:p/>
        </draw:connector>
        <draw:connector draw:style-name="gr42" draw:text-style-name="P5" draw:layer="layout" draw:type="curve" svg:x1="8.622cm" svg:y1="37.507cm" svg:x2="6.209cm" svg:y2="36.714cm" draw:start-shape="id21" draw:start-glue-point="0" draw:end-shape="id22" draw:end-glue-point="1" svg:d="M8622 37507c0-529-804-793-2413-793">
          <text:p/>
        </draw:connector>
        <draw:line draw:style-name="gr34" draw:text-style-name="P5" draw:layer="layout" svg:x1="1.762cm" svg:y1="33.639cm" svg:x2="13.827cm" svg:y2="33.766cm">
          <text:p/>
        </draw:line>
        <draw:line draw:style-name="gr34" draw:text-style-name="P5" draw:layer="layout" svg:x1="14.335cm" svg:y1="28.686cm" svg:x2="14.843cm" svg:y2="34.909cm">
          <text:p/>
        </draw:line>
        <draw:line draw:style-name="gr34" draw:text-style-name="P5" draw:layer="layout" svg:x1="15.097cm" svg:y1="37.83cm" svg:x2="14.716cm" svg:y2="42.91cm">
          <text:p/>
        </draw:line>
        <draw:rect draw:style-name="gr1" draw:text-style-name="P2" xml:id="id23" draw:id="id23" draw:layer="layout" svg:width="2.286cm" svg:height="0.7cm" svg:x="1.635cm" svg:y="47.39cm">
          <text:p text:style-name="P1"><text:span text:style-name="T1">Colleague1</text:span></text:p>
        </draw:rect>
        <draw:rect draw:style-name="gr1" draw:text-style-name="P2" xml:id="id24" draw:id="id24" draw:layer="layout" svg:width="2.286cm" svg:height="0.7cm" svg:x="9.186cm" svg:y="50.509cm">
          <text:p text:style-name="P1"><text:span text:style-name="T1">Mediator</text:span></text:p>
        </draw:rect>
        <draw:frame draw:style-name="gr50" draw:text-style-name="P6" draw:layer="layout" svg:width="2.551cm" svg:height="0.683cm" svg:x="1.785cm" svg:y="43.672cm">
          <draw:text-box>
            <text:p text:style-name="P3"><text:span text:style-name="T3">MEDIATOR</text:span></text:p>
          </draw:text-box>
        </draw:frame>
        <draw:frame draw:style-name="gr51" draw:text-style-name="P4" draw:layer="layout" svg:width="9.98cm" svg:height="2.615cm" svg:x="1.649cm" svg:y="44.434cm">
          <draw:text-box>
            <text:p text:style-name="P3"><text:span text:style-name="T2">A Mediator is responsible for controlling and coordinating the</text:span></text:p>
            <text:p text:style-name="P3"><text:span text:style-name="T2">interactions of a group of objects.</text:span></text:p>
            <text:p text:style-name="P3"><text:span text:style-name="T2">The Mediator serves as an intermediary that keeps objects</text:span></text:p>
            <text:p text:style-name="P3"><text:span text:style-name="T2">from referring to each other explicitly</text:span></text:p>
            <text:p text:style-name="P3"><text:span text:style-name="T2">Colleagues should not know the next Collegue</text:span></text:p>
            <text:p text:style-name="P3"><text:span text:style-name="T2">Each Collegue class knows its mediator object</text:span></text:p>
          </draw:text-box>
        </draw:frame>
        <draw:frame draw:style-name="gr52" draw:text-style-name="P4" draw:layer="layout" svg:width="6.294cm" svg:height="3.797cm" svg:x="1.519cm" svg:y="48.068cm">
          <draw:text-box>
            <text:p text:style-name="P3"><text:span text:style-name="T2">__construct($mediator){</text:span></text:p>
            <text:p text:style-name="P3"><text:span text:style-name="T2"><text:s text:c="4"/></text:span><text:span text:style-name="T2">$this→mediator = $mediator;</text:span></text:p>
            <text:p text:style-name="P3"><text:span text:style-name="T2">}</text:span></text:p>
            <text:p text:style-name="P3"><text:span text:style-name="T2">send($message){</text:span></text:p>
            <text:p text:style-name="P3"><text:span text:style-name="T2"><text:s text:c="4"/></text:span><text:span text:style-name="T2">$this-&gt;mediator-&gt;send($message)</text:span></text:p>
            <text:p text:style-name="P3"><text:span text:style-name="T2">}</text:span></text:p>
            <text:p text:style-name="P3"><text:span text:style-name="T2">changed(){</text:span></text:p>
            <text:p text:style-name="P3"><text:span text:style-name="T2"><text:s text:c="4"/></text:span><text:span text:style-name="T2">$tis-&gt;mediator-&gt;change($this)</text:span></text:p>
            <text:p text:style-name="P3"><text:span text:style-name="T2">}</text:span></text:p>
          </draw:text-box>
        </draw:frame>
        <draw:frame draw:style-name="gr53" draw:text-style-name="P4" draw:layer="layout" svg:width="4.308cm" svg:height="1.039cm" svg:x="9.001cm" svg:y="51.142cm">
          <draw:text-box>
            <text:p text:style-name="P3"><text:span text:style-name="T2">send($message)</text:span></text:p>
            <text:p text:style-name="P3"><text:span text:style-name="T2">change(Colleague $coll)</text:span></text:p>
          </draw:text-box>
        </draw:frame>
        <draw:frame draw:style-name="gr54" draw:text-style-name="P4" draw:layer="layout" svg:width="5.535cm" svg:height="1.039cm" svg:x="7.758cm" svg:y="52.689cm">
          <draw:text-box>
            <text:p text:style-name="P3"><text:span text:style-name="T2">$med = new Mediator();</text:span></text:p>
            <text:p text:style-name="P3"><text:span text:style-name="T2">$user = new Colleague($med1);</text:span></text:p>
          </draw:text-box>
        </draw:frame>
        <draw:rect draw:style-name="gr1" draw:text-style-name="P2" xml:id="id25" draw:id="id25" draw:layer="layout" svg:width="2.286cm" svg:height="0.7cm" svg:x="1.715cm" svg:y="52.405cm">
          <text:p text:style-name="P1"><text:span text:style-name="T1">Colleague2</text:span></text:p>
        </draw:rect>
        <draw:frame draw:style-name="gr55" draw:text-style-name="P4" draw:layer="layout" svg:width="5.438cm" svg:height="2.221cm" svg:x="1.599cm" svg:y="53.083cm">
          <draw:text-box>
            <text:p text:style-name="P3"><text:span text:style-name="T2">__construct($mediator){</text:span></text:p>
            <text:p text:style-name="P3"><text:span text:style-name="T2"><text:s text:c="4"/></text:span><text:span text:style-name="T2">$this→mediator = $mediator;</text:span></text:p>
            <text:p text:style-name="P3"><text:span text:style-name="T2">}</text:span></text:p>
            <text:p text:style-name="P3"><text:span text:style-name="T2">send($message){}</text:span></text:p>
            <text:p text:style-name="P3"><text:span text:style-name="T2">changed(){}</text:span></text:p>
          </draw:text-box>
        </draw:frame>
        <draw:connector draw:style-name="gr56" draw:text-style-name="P5" draw:layer="layout" draw:type="curve" svg:x1="3.921cm" svg:y1="47.74cm" svg:x2="10.329cm" svg:y2="50.509cm" draw:start-shape="id23" draw:start-glue-point="1" draw:end-shape="id24" draw:end-glue-point="0" svg:d="M3921 47740c4272 0 6408 923 6408 2769">
          <text:p/>
        </draw:connector>
        <draw:connector draw:style-name="gr56" draw:text-style-name="P5" draw:layer="layout" draw:type="curve" svg:x1="4.001cm" svg:y1="52.755cm" svg:x2="9.186cm" svg:y2="50.859cm" draw:start-shape="id25" draw:start-glue-point="1" draw:end-shape="id24" draw:end-glue-point="3" svg:d="M4001 52755c3889 0 1297-1896 5185-1896">
          <text:p/>
        </draw:connector>
        <draw:frame draw:style-name="gr57" draw:text-style-name="P6" draw:layer="layout" svg:width="4.337cm" svg:height="0.683cm" svg:x="14.716cm" svg:y="49.895cm">
          <draw:text-box>
            <text:p text:style-name="P3"><text:span text:style-name="T3">TEMPLATE METHOD</text:span></text:p>
          </draw:text-box>
        </draw:frame>
        <draw:frame draw:style-name="gr58" draw:text-style-name="P4" draw:layer="layout" svg:width="7.517cm" svg:height="2.615cm" svg:x="19.811cm" svg:y="55.281cm">
          <draw:text-box>
            <text:p text:style-name="P3"><text:span text:style-name="T2">processInfo(Subject $sub){</text:span></text:p>
            <text:p text:style-name="P3"><text:span text:style-name="T2"><text:s text:c="4"/></text:span><text:span text:style-name="T2">$info = $this-&gt;processName($sub-&gt;name)</text:span></text:p>
            <text:p text:style-name="P3"><text:span text:style-name="T2"><text:s text:c="4"/></text:span><text:span text:style-name="T2">return $this→processAge($sub-&gt;age)</text:span></text:p>
            <text:p text:style-name="P3"><text:span text:style-name="T2">}</text:span></text:p>
            <text:p text:style-name="P3"><text:span text:style-name="T2">processName( return NULL )</text:span></text:p>
            <text:p text:style-name="P3"><text:span text:style-name="T2">processAge(){ return NULL }</text:span></text:p>
          </draw:text-box>
        </draw:frame>
        <draw:rect draw:style-name="gr1" draw:text-style-name="P2" draw:layer="layout" svg:width="2.286cm" svg:height="0.7cm" svg:x="20.812cm" svg:y="51.038cm">
          <text:p text:style-name="P1"><text:span text:style-name="T1">Subject</text:span></text:p>
        </draw:rect>
        <draw:rect draw:style-name="gr1" draw:text-style-name="P2" xml:id="id26" draw:id="id26" draw:layer="layout" svg:width="3.556cm" svg:height="0.7cm" svg:x="19.938cm" svg:y="54.506cm">
          <text:p text:style-name="P1"><text:span text:style-name="T1">AbstractTemplate</text:span></text:p>
        </draw:rect>
        <draw:rect draw:style-name="gr1" draw:text-style-name="P2" xml:id="id28" draw:id="id28" draw:layer="layout" svg:width="2.286cm" svg:height="0.7cm" svg:x="14.843cm" svg:y="53.64cm">
          <text:p text:style-name="P1"><text:span text:style-name="T1">Template1</text:span></text:p>
        </draw:rect>
        <draw:frame draw:style-name="gr59" draw:text-style-name="P4" draw:layer="layout" svg:width="4.318cm" svg:height="1.27cm" svg:x="14.716cm" svg:y="54.467cm">
          <draw:text-box>
            <text:p text:style-name="P3"><text:span text:style-name="T2">processName($name){}</text:span></text:p>
            <text:p text:style-name="P3"><text:span text:style-name="T2">processAge($age){}</text:span></text:p>
          </draw:text-box>
        </draw:frame>
        <draw:rect draw:style-name="gr1" draw:text-style-name="P2" xml:id="id29" draw:id="id29" draw:layer="layout" svg:width="2.286cm" svg:height="0.7cm" svg:x="14.815cm" svg:y="55.991cm">
          <text:p text:style-name="P1"><text:span text:style-name="T1">Template2</text:span></text:p>
        </draw:rect>
        <draw:frame draw:style-name="gr60" draw:text-style-name="P4" draw:layer="layout" svg:width="4.232cm" svg:height="0.697cm" svg:x="14.688cm" svg:y="56.818cm">
          <draw:text-box>
            <text:p text:style-name="P3"><text:span text:style-name="T2">processName($name){}</text:span></text:p>
          </draw:text-box>
        </draw:frame>
        <draw:frame draw:style-name="gr61" draw:text-style-name="P4" xml:id="id27" draw:id="id27" draw:layer="layout" svg:width="2.921cm" svg:height="0.645cm" svg:x="20.558cm" svg:y="51.711cm">
          <draw:text-box>
            <text:p text:style-name="P3"><text:span text:style-name="T2">$name; $age</text:span></text:p>
          </draw:text-box>
        </draw:frame>
        <draw:frame draw:style-name="gr62" draw:text-style-name="P4" draw:layer="layout" svg:width="1.905cm" svg:height="0.645cm" svg:x="17.637cm" svg:y="53.705cm">
          <draw:text-box>
            <text:p text:style-name="P3"><text:span text:style-name="T2">extends</text:span></text:p>
          </draw:text-box>
        </draw:frame>
        <draw:frame draw:style-name="gr63" draw:text-style-name="P4" draw:layer="layout" svg:width="5.574cm" svg:height="1.827cm" svg:x="14.716cm" svg:y="57.769cm">
          <draw:text-box>
            <text:p text:style-name="P3"><text:span text:style-name="T2">$sub = new Subject()</text:span></text:p>
            <text:p text:style-name="P3"><text:span text:style-name="T2">$tmpl1 = new Template1()</text:span></text:p>
            <text:p text:style-name="P3"><text:span text:style-name="T2">echo $tmpl1-&gt;processInfo($sub)</text:span></text:p>
          </draw:text-box>
        </draw:frame>
        <draw:frame draw:style-name="gr64" draw:text-style-name="P4" draw:layer="layout" svg:width="3.584cm" svg:height="0.645cm" svg:x="14.841cm" svg:y="50.393cm">
          <draw:text-box>
            <text:p text:style-name="P3"><text:span text:style-name="T2">Surcharge Principle</text:span></text:p>
          </draw:text-box>
        </draw:frame>
        <draw:connector draw:style-name="gr42" draw:text-style-name="P5" draw:layer="layout" draw:type="curve" svg:x1="21.716cm" svg:y1="54.506cm" svg:x2="22.018cm" svg:y2="52.356cm" draw:start-shape="id26" draw:start-glue-point="0" draw:end-shape="id27" draw:end-glue-point="2" svg:d="M21716 54506c0-1612 302-538 302-2150">
          <text:p/>
        </draw:connector>
        <draw:connector draw:style-name="gr9" draw:text-style-name="P5" draw:layer="layout" draw:type="curve" svg:x1="17.129cm" svg:y1="53.99cm" svg:x2="19.938cm" svg:y2="54.856cm" draw:start-shape="id28" draw:start-glue-point="1" draw:end-shape="id26" draw:end-glue-point="3" svg:d="M17129 53990c2107 0 703 866 2809 866">
          <text:p/>
        </draw:connector>
        <draw:connector draw:style-name="gr9" draw:text-style-name="P5" draw:layer="layout" draw:type="curve" svg:x1="17.101cm" svg:y1="56.341cm" svg:x2="19.938cm" svg:y2="54.856cm" draw:start-shape="id29" draw:start-glue-point="1" draw:end-shape="id26" draw:end-glue-point="3" svg:d="M17101 56341c2128 0 710-1485 2837-1485">
          <text:p/>
        </draw:connector>
        <draw:frame draw:style-name="gr62" draw:text-style-name="P4" draw:layer="layout" svg:width="1.905cm" svg:height="0.645cm" svg:x="17.637cm" svg:y="55.737cm">
          <draw:text-box>
            <text:p text:style-name="P3"><text:span text:style-name="T2">extends</text:span></text:p>
          </draw:text-box>
        </draw:frame>
        <draw:frame draw:style-name="gr65" draw:text-style-name="P6" draw:layer="layout" svg:width="4.253cm" svg:height="0.683cm" svg:x="2.871cm" svg:y="56.118cm">
          <draw:text-box>
            <text:p text:style-name="P3"><text:span text:style-name="T3">LAZY INSTATIATION</text:span></text:p>
          </draw:text-box>
        </draw:frame>
        <draw:rect draw:style-name="gr1" draw:text-style-name="P2" xml:id="id31" draw:id="id31" draw:layer="layout" svg:width="2.286cm" svg:height="0.7cm" svg:x="7.48cm" svg:y="57.25cm">
          <text:p text:style-name="P1"><text:span text:style-name="T1">Course</text:span></text:p>
        </draw:rect>
        <draw:frame draw:style-name="gr66" draw:text-style-name="P4" draw:layer="layout" svg:width="7.745cm" svg:height="3.797cm" svg:x="7.223cm" svg:y="57.967cm">
          <draw:text-box>
            <text:p text:style-name="P3"><text:span text:style-name="T2">private $students;</text:span></text:p>
            <text:p text:style-name="P3"><text:span text:style-name="T2"/></text:p>
            <text:p text:style-name="P3"><text:span text:style-name="T2">__get( $member){</text:span></text:p>
            <text:p text:style-name="P3"><text:span text:style-name="T2"><text:s text:c="4"/></text:span><text:span text:style-name="T2">if ($member = “students” ) {</text:span></text:p>
            <text:p text:style-name="P3"><text:span text:style-name="T2"><text:s text:c="8"/></text:span><text:span text:style-name="T2">$this→students = [</text:span></text:p>
            <text:p text:style-name="P3"><text:span text:style-name="T2"><text:s text:c="12"/></text:span><text:span text:style-name="T2">new Student (‘Mik’, ‘Bro’)</text:span></text:p>
            <text:p text:style-name="P3"><text:span text:style-name="T2"><text:s text:c="12"/></text:span><text:span text:style-name="T2">new Student (‘Sam’, ‘Bebe’)</text:span></text:p>
            <text:p text:style-name="P3"><text:span text:style-name="T2"><text:s text:c="12"/></text:span><text:span text:style-name="T2">new Student (‘Claire’, ‘Cam’)</text:span></text:p>
            <text:p text:style-name="P3"><text:span text:style-name="T2"><text:s text:c="8"/></text:span><text:span text:style-name="T2">]</text:span></text:p>
          </draw:text-box>
        </draw:frame>
        <draw:rect draw:style-name="gr1" draw:text-style-name="P2" xml:id="id30" draw:id="id30" draw:layer="layout" svg:width="2.286cm" svg:height="0.7cm" svg:x="1.556cm" svg:y="58.012cm">
          <text:p text:style-name="P1"><text:span text:style-name="T1">Students</text:span></text:p>
        </draw:rect>
        <draw:frame draw:style-name="gr48" draw:text-style-name="P4" draw:layer="layout" svg:width="5.391cm" svg:height="1.827cm" svg:x="1.429cm" svg:y="58.774cm">
          <draw:text-box>
            <text:p text:style-name="P3"><text:span text:style-name="T2">__construct($first, $last) {</text:span></text:p>
            <text:p text:style-name="P3"><text:span text:style-name="T2"><text:s text:c="4"/></text:span><text:span text:style-name="T2">$this→first = $first;</text:span></text:p>
            <text:p text:style-name="P3"><text:span text:style-name="T2"><text:s text:c="4"/></text:span><text:span text:style-name="T2">$this→last = $last; }</text:span></text:p>
          </draw:text-box>
        </draw:frame>
        <draw:frame draw:style-name="gr67" draw:text-style-name="P4" draw:layer="layout" svg:width="6.742cm" svg:height="2.221cm" svg:x="1.302cm" svg:y="61.452cm">
          <draw:text-box>
            <text:p text:style-name="P3"><text:span text:style-name="T2">$course = new Course();</text:span></text:p>
            <text:p text:style-name="P3"><text:span text:style-name="T2">$students = $course-&gt;get(‘students’;)</text:span></text:p>
            <text:p text:style-name="P3"><text:span text:style-name="T2"/></text:p>
            <text:p text:style-name="P3"><text:span text:style-name="T2">// __get est utilisé pour lire des données</text:span></text:p>
            <text:p text:style-name="P3"><text:span text:style-name="T2">inaccessibles</text:span></text:p>
          </draw:text-box>
        </draw:frame>
        <draw:connector draw:style-name="gr42" draw:text-style-name="P5" draw:layer="layout" draw:type="curve" svg:x1="3.842cm" svg:y1="58.362cm" svg:x2="7.48cm" svg:y2="57.6cm" draw:start-shape="id30" draw:end-shape="id31" draw:end-glue-point="3" svg:d="M3842 58362c2728 0 910-762 3638-762">
          <text:p/>
        </draw:connector>
        <draw:line draw:style-name="gr34" draw:text-style-name="P5" draw:layer="layout" svg:x1="1.889cm" svg:y1="55.864cm" svg:x2="14.081cm" svg:y2="55.10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10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5-19T11:27:59.145277066</meta:creation-date>
    <dc:date>2020-08-14T14:57:19</dc:date>
    <meta:editing-duration>P4DT4H1S</meta:editing-duration>
    <meta:editing-cycles>47</meta:editing-cycles>
    <meta:generator>OpenOffice/4.1.7$Unix OpenOffice.org_project/417m1$Build-9800</meta:generator>
    <meta:document-statistic meta:object-count="136"/>
  </office:meta>
</office:document-meta>
</file>